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168cm" table:align="left"/>
    </style:style>
    <style:style style:name="Tabla1.A" style:family="table-column">
      <style:table-column-properties style:column-width="9.583cm"/>
    </style:style>
    <style:style style:name="Tabla1.B" style:family="table-column">
      <style:table-column-properties style:column-width="10.58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0.182cm" table:align="margins"/>
    </style:style>
    <style:style style:name="Tabla2.A" style:family="table-column">
      <style:table-column-properties style:column-width="1.623cm" style:rel-column-width="5269*"/>
    </style:style>
    <style:style style:name="Tabla2.B" style:family="table-column">
      <style:table-column-properties style:column-width="9.509cm" style:rel-column-width="30877*"/>
    </style:style>
    <style:style style:name="Tabla2.D" style:family="table-column">
      <style:table-column-properties style:column-width="7.428cm" style:rel-column-width="24120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0.182cm" table:align="margins"/>
    </style:style>
    <style:style style:name="Tabla3.A" style:family="table-column">
      <style:table-column-properties style:column-width="1.522cm" style:rel-column-width="863*"/>
    </style:style>
    <style:style style:name="Tabla3.B" style:family="table-column">
      <style:table-column-properties style:column-width="2.893cm" style:rel-column-width="1640*"/>
    </style:style>
    <style:style style:name="Tabla3.C" style:family="table-column">
      <style:table-column-properties style:column-width="3.404cm" style:rel-column-width="1930*"/>
    </style:style>
    <style:style style:name="Tabla3.D" style:family="table-column">
      <style:table-column-properties style:column-width="1.423cm" style:rel-column-width="807*"/>
    </style:style>
    <style:style style:name="Tabla3.E" style:family="table-column">
      <style:table-column-properties style:column-width="1.612cm" style:rel-column-width="914*"/>
    </style:style>
    <style:style style:name="Tabla3.F" style:family="table-column">
      <style:table-column-properties style:column-width="1.501cm" style:rel-column-width="851*"/>
    </style:style>
    <style:style style:name="Tabla3.G" style:family="table-column">
      <style:table-column-properties style:column-width="2.469cm" style:rel-column-width="1400*"/>
    </style:style>
    <style:style style:name="Tabla3.H" style:family="table-column">
      <style:table-column-properties style:column-width="3.844cm" style:rel-column-width="2179*"/>
    </style:style>
    <style:style style:name="Tabla3.I" style:family="table-column">
      <style:table-column-properties style:column-width="1.513cm" style:rel-column-width="858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0.182cm" table:align="margins"/>
    </style:style>
    <style:style style:name="Tabla4.A" style:family="table-column">
      <style:table-column-properties style:column-width="9.804cm" style:rel-column-width="5558*"/>
    </style:style>
    <style:style style:name="Tabla4.B" style:family="table-column">
      <style:table-column-properties style:column-width="10.379cm" style:rel-column-width="5884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0.185cm" table:align="margins"/>
    </style:style>
    <style:style style:name="Tabla5.A" style:family="table-column">
      <style:table-column-properties style:column-width="3.75cm" style:rel-column-width="24130*"/>
    </style:style>
    <style:style style:name="Tabla5.B" style:family="table-column">
      <style:table-column-properties style:column-width="6.435cm" style:rel-column-width="4140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9.389cm" table:align="margins" style:shadow="none"/>
    </style:style>
    <style:style style:name="Tabla6.A" style:family="table-column">
      <style:table-column-properties style:column-width="6.068cm" style:rel-column-width="3340*"/>
    </style:style>
    <style:style style:name="Tabla6.B" style:family="table-column">
      <style:table-column-properties style:column-width="3.321cm" style:rel-column-width="1828*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9.60000038146973pt" style:font-size-complex="11pt"/>
    </style:style>
    <style:style style:name="P5" style:family="paragraph" style:parent-style-name="Standard">
      <style:text-properties fo:font-size="16pt" style:font-size-asian="14pt" style:font-size-complex="16pt"/>
    </style:style>
    <style:style style:name="P6" style:family="paragraph" style:parent-style-name="Text_20_body">
      <style:paragraph-properties fo:margin-top="0cm" fo:margin-bottom="0.109cm"/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IntHrP36DmTt" fo:font-size="32pt" style:text-underline-style="none" style:font-size-asian="32pt" style:font-size-complex="32pt"/>
    </style:style>
    <style:style style:name="P8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OTA">
        <text:p text:style-name="P6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able:table table:name="Tabla6" table:style-name="Tabla6">
                <table:table-column table:style-name="Tabla6.A"/>
                <table:table-column table:style-name="Tabla6.B"/>
                <table:table-row>
                  <table:table-cell table:style-name="Tabla6.A1" office:value-type="string">
                    <text:p text:style-name="P11">REGISTRO</text:p>
                    <text:p text:style-name="P11">BROMATOLOGICO</text:p>
                    <text:p text:style-name="P11">LOCAL</text:p>
                  </table:table-cell>
                  <table:table-cell table:style-name="Tabla6.A1" office:value-type="string">
                    <text:p text:style-name="P3">[PERIODO]</text:p>
                    <text:p text:style-name="P3">[VENCIMIENTO]</text:p>
                  </table:table-cell>
                </table:table-row>
              </table:table>
              <text:p text:style-name="P3"/>
            </table:table-cell>
            <table:table-cell table:style-name="Tabla1.A1" office:value-type="string">
              <text:p text:style-name="P3">[PERIODO]</text:p>
              <text:p text:style-name="P3">[VENCIMIENTO]</text:p>
            </table:table-cell>
          </table:table-row>
        </table:table>
        <text:p text:style-name="P4"/>
        <table:table table:name="Tabla2" table:style-name="Tabla2">
          <table:table-column table:style-name="Tabla2.A"/>
          <table:table-column table:style-name="Tabla2.B"/>
          <table:table-column table:style-name="Tabla2.A"/>
          <table:table-column table:style-name="Tabla2.D"/>
          <table:table-row>
            <table:table-cell table:style-name="Tabla2.A1" office:value-type="string">
              <text:p text:style-name="P1">[CUENTA] </text:p>
            </table:table-cell>
            <table:table-cell table:style-name="Tabla2.A1" office:value-type="string">
              <text:p text:style-name="P1">[RESPONSABLE]</text:p>
            </table:table-cell>
            <table:table-cell table:style-name="Tabla2.A1" office:value-type="string">
              <text:p text:style-name="P1">[CUENTA]</text:p>
            </table:table-cell>
            <table:table-cell table:style-name="Tabla2.A1" office:value-type="string">
              <text:p text:style-name="P1"><text:s/>[RESPONSABLE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</table:table-row>
        </table:table>
        <text:p text:style-name="P5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</table:table-row>
          <table:table-row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</table:table-row>
        </table:table>
        <text:p text:style-name="Standard"/>
        <text:p text:style-name="Standard"/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7">[CB]</text:p>
            </table:table-cell>
            <table:table-cell table:style-name="Tabla4.A1" office:value-type="string">
              <table:table table:name="Tabla5" table:style-name="Tabla5">
                <table:table-column table:style-name="Tabla5.A"/>
                <table:table-column table:style-name="Tabla5.B"/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PERIOD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CUENTA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VENCIMIENT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IMPORTE]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7cm" style:type="center"/>
          <style:tab-stop style:position="19.5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.023cm" fo:margin-bottom="0.921cm" fo:margin-left="0.624cm" fo:margin-right="0.7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vap </meta:initial-creator>
    <meta:creation-date>2012-07-03T13:39:30</meta:creation-date>
    <meta:generator>LibreOffice/3.5$Linux_x86 LibreOffice_project/350m1$Build-2</meta:generator>
    <dc:date>2012-07-27T14:35:25</dc:date>
    <dc:creator>olvap </dc:creator>
    <meta:editing-duration>PT2H44M49S</meta:editing-duration>
    <meta:editing-cycles>22</meta:editing-cycles>
    <meta:document-statistic meta:table-count="6" meta:image-count="0" meta:object-count="0" meta:page-count="1" meta:paragraph-count="28" meta:word-count="28" meta:character-count="263" meta:non-whitespace-character-count="261"/>
  </office:meta>
</office:document-meta>
</file>